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3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text-underline-style="non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Búsqueda de profesor particular</text:span></text:p>
      <text:p text:style-name="P2"/>
      <text:p text:style-name="P1"><text:span text:style-name="T2">Introducción: </text:span></text:p>
      <text:p text:style-name="P1"><text:span text:style-name="T2"><text:s text:c="3"/>1.</text:span><text:span text:style-name="T3">Caso de uso del sistema</text:span></text:p>
      <text:p text:style-name="P1"><text:span text:style-name="T2"><text:s text:c="5"/>Una academia ofrece profesores particulares a domicilio de 16:00 a 21:00. Los clientes (alumnos) podrán seleccionar al profesor que quieran del listado de profesores (con su información de materia que imparten…) y quedar para la próxima hora.</text:span></text:p>
      <text:p text:style-name="P3"/>
      <text:p text:style-name="P1"><text:span text:style-name="T2">2.</text:span><text:span text:style-name="T3">Requisitos funcionales</text:span><text:span text:style-name="T4"> </text:span></text:p>
      <text:list xml:id="list1932928533" text:style-name="WWNum1">
        <text:list-item>
          <text:p text:style-name="P6"><text:span text:style-name="T5">Habrá un login en la parte superior derecha en la que se indicará usuario y contraseña. También habrá un botón para registrarse como alumno o como profesor.</text:span></text:p>
        </text:list-item>
        <text:list-item>
          <text:p text:style-name="P6"><text:span text:style-name="T5">Los alumnos podrán ver el listado de profesores y tendrán un botón seleccionar con el cual, el profesor quedará reservado y le llamará instantáneamente el alumno al profesor para quedar con él. El profesor cuando termine la clase ya no estará como reservado y se podrá seleccionar de nuevo.</text:span></text:p>
        </text:list-item>
        <text:list-item>
          <text:p text:style-name="P6"><text:span text:style-name="T5">Los profesores tienen un listado de libros (donde aparece el número de páginas del libro) y ellos les pondrán en el perfil del usuario las páginas del libro que tienen que hacer como ejercicio.</text:span></text:p>
        </text:list-item>
        <text:list-item>
          <text:p text:style-name="P6"><text:span text:style-name="T5">Habrá una pestaña para comprar los libros de los que tienen que hacer los ejercicios.</text:span></text:p>
        </text:list-item>
      </text:list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178" meta:character-count="1073" meta:non-whitespace-character-count="898"/>
    <meta:generator>LibreOfficeDev/6.0.5.2$Linux_X86_64 LibreOffice_project/</meta:generator>
  </office:meta>
</office:document-meta>
</file>